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2C0000009CB6416E1089DEE3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Ubuntu" svg:font-family="Ubuntu" style:font-pitch="variable"/>
    <style:font-face style:name="Ubuntu3" svg:font-family="Ubuntu" style:font-adornments="Bold" style:font-pitch="variable"/>
    <style:font-face style:name="Ubuntu1" svg:font-family="Ubuntu" style:font-adornments="Regular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system" style:font-pitch="variable"/>
  </office:font-face-decls>
  <office:automatic-styles>
    <style:style style:name="Table1" style:family="table">
      <style:table-properties style:width="7.5in" table:align="margins" style:writing-mode="lr-tb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background-color="#3381a1" fo:padding="0.0382in" fo:border-left="0.05pt solid #3381a1" fo:border-right="none" fo:border-top="0.05pt solid #3381a1" fo:border-bottom="0.05pt solid #3381a1">
        <style:background-image/>
      </style:table-cell-properties>
    </style:style>
    <style:style style:name="Table1.C1" style:family="table-cell">
      <style:table-cell-properties fo:background-color="#3381a1" fo:padding="0.0382in" fo:border="0.05pt solid #3381a1">
        <style:background-image/>
      </style:table-cell-properties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Table1.B2" style:family="table-cell">
      <style:table-cell-properties fo:padding="0.0382in" fo:border-left="0.05pt solid #3381a1" fo:border-right="none" fo:border-top="none" fo:border-bottom="0.05pt solid #3381a1"/>
    </style:style>
    <style:style style:name="Table1.C2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3" style:family="table-cell">
      <style:table-cell-properties fo:padding="0.0382in" fo:border-left="0.05pt solid #3381a1" fo:border-right="none" fo:border-top="none" fo:border-bottom="0.05pt solid #3381a1"/>
    </style:style>
    <style:style style:name="Table1.B3" style:family="table-cell">
      <style:table-cell-properties fo:padding="0.0382in" fo:border-left="0.05pt solid #3381a1" fo:border-right="none" fo:border-top="none" fo:border-bottom="0.05pt solid #3381a1"/>
    </style:style>
    <style:style style:name="Table1.C3" style:family="table-cell">
      <style:table-cell-properties fo:padding="0.0382in" fo:border-left="0.05pt solid #3381a1" fo:border-right="0.05pt solid #3381a1" fo:border-top="none" fo:border-bottom="0.05pt solid #3381a1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" fo:font-size="8pt" style:font-size-asian="8pt" style:font-size-complex="8pt"/>
    </style:style>
    <style:style style:name="P3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/>
    </style:style>
    <style:style style:name="P4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style:font-name-asian="Ubuntu Mono" style:font-name-complex="Ubuntu Mono"/>
    </style:style>
    <style:style style:name="P5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" fo:font-size="18pt" fo:language="en" fo:country="US" style:font-size-asian="18pt" style:font-size-complex="18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fo:font-size="10pt" fo:font-weight="normal" officeooo:rsid="00242519" officeooo:paragraph-rsid="00242519" style:font-name-asian="Ubuntu Mono" style:font-size-asian="10pt" style:font-weight-asian="normal" style:font-name-complex="Ubuntu Mono" style:font-size-complex="10pt" style:font-weight-complex="normal"/>
    </style:style>
    <style:style style:name="P7" style:family="paragraph" style:parent-style-name="Title">
      <style:text-properties fo:font-weight="normal" officeooo:rsid="0026c093" style:font-weight-asian="normal" style:font-weight-complex="normal"/>
    </style:style>
    <style:style style:name="P8" style:family="paragraph" style:parent-style-name="Table_20_Contents">
      <style:text-properties style:font-name="Ubuntu1"/>
    </style:style>
    <style:style style:name="P9" style:family="paragraph" style:parent-style-name="Table_20_Contents">
      <style:text-properties style:font-name="Ubuntu1" officeooo:rsid="0026c093" officeooo:paragraph-rsid="0026c093"/>
    </style:style>
    <style:style style:name="P10" style:family="paragraph" style:parent-style-name="Table_20_Contents">
      <style:text-properties fo:color="#ffffff" style:font-name="Ubuntu1" officeooo:rsid="0026c093" officeooo:paragraph-rsid="0026c093"/>
    </style:style>
    <style:style style:name="P11" style:family="paragraph" style:parent-style-name="Default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Ubuntu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" fo:font-size="10pt" fo:letter-spacing="normal" fo:language="en" fo:country="US" fo:font-style="normal" fo:font-weight="normal" officeooo:rsid="00226896" officeooo:paragraph-rsid="00226896" style:font-name-asian="Ubuntu Mono" style:font-size-asian="10pt" style:language-asian="en" style:country-asian="US" style:font-weight-asian="normal" style:font-name-complex="Ubuntu Mono" style:font-size-complex="10pt" style:language-complex="ar" style:country-complex="SA" style:font-weight-complex="normal"/>
    </style:style>
    <style:style style:name="T1" style:family="text">
      <style:text-properties officeooo:rsid="0026c093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5"/>
      <text:p text:style-name="Title">This is a Title <text:span text:style-name="T1">(Title)</text:span></text:p>
      <text:p text:style-name="P4"/>
      <text:p text:style-name="Heading_20_1">MySQL Architecture <text:span text:style-name="T1">(Heading 1)</text:span></text:p>
      <text:list xml:id="list3190444723" text:style-name="L1">
        <text:list-item>
          <text:p text:style-name="P12">Use MySQL client programs to interface with the MySQL Server interactively and in batch</text:p>
        </text:list-item>
        <text:list-item>
          <text:p text:style-name="P12">Describe SQL Modes and their impact on behavior of MySQL</text:p>
        </text:list-item>
        <text:list-item>
          <text:p text:style-name="P12">Identify characteristics which have session scope</text:p>
        </text:list-item>
      </text:list>
      <text:p text:style-name="P6"/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10">Column 1</text:p>
          </table:table-cell>
          <table:table-cell table:style-name="Table1.C1" office:value-type="string">
            <text:p text:style-name="P10">Column 2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</table:table-row>
      </table:table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Ubuntu" svg:font-family="Ubuntu" style:font-pitch="variable"/>
    <style:font-face style:name="Ubuntu3" svg:font-family="Ubuntu" style:font-adornments="Bold" style:font-pitch="variable"/>
    <style:font-face style:name="Ubuntu1" svg:font-family="Ubuntu" style:font-adornments="Regular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Ubuntu1" fo:font-family="Ubuntu" style:font-style-name="Regular" style:font-pitch="variable" fo:font-size="10pt" officeooo:rsid="00242519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2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688f" style:text-outline="false" style:text-line-through-style="none" style:text-line-through-type="none" style:text-position="0% 100%" style:font-name="Ubuntu" fo:font-family="Ubuntu" style:font-pitch="variable" fo:font-size="18pt" fo:letter-spacing="normal" fo:language="en" fo:country="US" fo:font-style="normal" style:text-underline-style="none" fo:font-weight="bold" officeooo:rsid="00156bc7" style:letter-kerning="fals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paragraph-properties fo:margin-top="0.1in" fo:margin-bottom="0.1in" loext:contextual-spacing="false"/>
      <style:text-properties fo:color="#e9a533" style:font-name="Ubuntu1" fo:font-family="Ubuntu" style:font-style-name="Regular" style:font-pitch="variabl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 style:master-page-name="">
      <style:paragraph-properties style:page-number="auto"/>
      <style:text-properties fo:color="#000000" style:font-name="Ubuntu3" fo:font-family="Ubuntu" style:font-style-name="Bold" style:font-pitch="variable" fo:font-size="10pt" fo:font-weight="normal"/>
    </style:style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MySQL_20_Heading" style:display-name="MySQL Heading" style:family="paragraph" style:parent-style-name="Text_20_body">
      <style:paragraph-properties fo:margin-top="0in" fo:margin-bottom="0in" loext:contextual-spacing="false" fo:line-height="100%"/>
      <style:text-properties officeooo:rsid="00242519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0"><draw:image xlink:href="Pictures/100000000000012C0000009CB6416E1089DEE307.png" xlink:type="simple" xlink:show="embed" xlink:actuate="onLoad" loext:mime-type="image/png"/></draw:frame></text:p>
      </style:header>
      <style:footer>
        <text:p text:style-name="MP1"/>
        <text:p text:style-name="MP2"><text:file-name text:display="full">H:\repositories\mysql_certification\docs\mysql_template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4M51S</meta:editing-duration>
    <meta:editing-cycles>3</meta:editing-cycles>
    <meta:generator>LibreOffice/6.0.4.2$Windows_X86_64 LibreOffice_project/9b0d9b32d5dcda91d2f1a96dc04c645c450872bf</meta:generator>
    <meta:creation-date>2018-06-17T14:04:26.528140786</meta:creation-date>
    <meta:initial-creator>Tim Sanders</meta:initial-creator>
    <dc:date>2018-06-17T14:34:52.220650487</dc:date>
    <dc:creator>Tim Sanders</dc:creator>
    <meta:document-statistic meta:table-count="1" meta:image-count="1" meta:object-count="0" meta:page-count="1" meta:paragraph-count="9" meta:word-count="48" meta:character-count="325" meta:non-whitespace-character-count="289"/>
  </office:meta>
</office:document-meta>
</file>